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1.6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ffcccc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>
      <style:table-cell-properties fo:background-color="#ffcccc"/>
    </style:style>
    <style:style style:name="ce10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00ffff"/>
    </style:style>
    <style:style style:name="ce12" style:family="table-cell" style:parent-style-name="Default" style:data-style-name="N2">
      <style:table-cell-properties fo:background-color="#ff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ackground-color="#00ffff"/>
    </style:style>
    <style:style style:name="ce15" style:family="table-cell" style:parent-style-name="Default" style:data-style-name="N108"/>
    <style:style style:name="ce16" style:family="table-cell" style:parent-style-name="Default" style:data-style-name="N108">
      <style:table-cell-properties fo:background-color="#ffcccc"/>
    </style:style>
    <style:style style:name="ce17" style:family="table-cell" style:parent-style-name="Default" style:data-style-name="N108">
      <style:table-cell-properties fo:background-color="#ff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9">
      <style:table-cell-properties fo:background-color="#ffcccc"/>
    </style:style>
    <style:style style:name="ce19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8">
      <style:table-cell-properties fo:background-color="#66ff66"/>
    </style:style>
    <style:style style:name="ce21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4" table:default-cell-style-name="ce15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table:number-columns-spanned="2" table:number-rows-spanned="1">
            <text:p>Bosch</text:p>
          </table:table-cell>
          <table:covered-table-cell table:style-name="ce1"/>
          <table:table-cell table:style-name="ce10" office:value-type="string" table:number-columns-spanned="2" table:number-rows-spanned="1">
            <text:p>Pont diviseur</text:p>
          </table:table-cell>
          <table:covered-table-cell table:style-name="ce13"/>
          <table:table-cell table:number-columns-repeated="5"/>
        </table:table-row>
        <table:table-row table:style-name="ro1">
          <table:table-cell table:style-name="ce1" office:value-type="string">
            <text:p>Pressure</text:p>
          </table:table-cell>
          <table:table-cell table:style-name="ce1" office:value-type="string">
            <text:p>Voltage</text:p>
          </table:table-cell>
          <table:table-cell table:style-name="ce10" office:value-type="string">
            <text:p>Vout</text:p>
          </table:table-cell>
          <table:table-cell table:style-name="ce13" office:value-type="string">
            <text:p>I</text:p>
          </table:table-cell>
          <table:table-cell table:style-name="ce19" office:value-type="string">
            <text:p>Espruino</text:p>
          </table:table-cell>
          <table:table-cell table:style-name="ce21" office:value-type="string">
            <text:p>ESP32</text:p>
          </table:table-cell>
          <table:table-cell table:number-columns-repeated="2"/>
          <table:table-cell>
            <draw:frame table:end-cell-address="Feuille1.V23" table:end-x="2.259cm" table:end-y="0.426cm" draw:z-index="0" draw:style-name="gr1" draw:text-style-name="P1" svg:width="31.53cm" svg:height="9.511cm" svg:x="0.085cm" svg:y="0.399cm">
              <draw:object draw:notify-on-update-of-ranges="Feuille1.A3:Feuille1.A4 Feuille1.B2:Feuille1.B2 Feuille1.B3:Feuille1.B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Evolution de la sonde Bosch selon la température</svg:title>
            </draw:frame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0.5">
            <text:p>0,5</text:p>
          </table:table-cell>
          <table:table-cell table:style-name="ce11" table:formula="of:=([.B3]*[.$B$7])/([.$B$6]+[.$B$7])" office:value-type="float" office:value="0.366666666666667">
            <text:p>0,37</text:p>
          </table:table-cell>
          <table:table-cell table:style-name="ce14" table:formula="of:=[.B3]/([.$B$6]+[.$B$7])" office:value-type="float" office:value="0.000111111111111111">
            <text:p>0,000</text:p>
          </table:table-cell>
          <table:table-cell table:style-name="ce20" table:formula="of:=[.C3]/3.3" office:value-type="float" office:value="0.111111111111111">
            <text:p>0,111</text:p>
          </table:table-cell>
          <table:table-cell table:style-name="ce9" office:value-type="float" office:value="425">
            <text:p>425</text:p>
          </table:table-cell>
          <table:table-cell table:number-columns-repeated="3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2" office:value-type="float" office:value="4.5">
            <text:p>4,5</text:p>
          </table:table-cell>
          <table:table-cell table:style-name="ce11" table:formula="of:=([.B4]*[.$B$7])/([.$B$6]+[.$B$7])" office:value-type="float" office:value="3.3">
            <text:p>3,30</text:p>
          </table:table-cell>
          <table:table-cell table:style-name="ce14" table:formula="of:=[.B4]/([.$B$6]+[.$B$7])" office:value-type="float" office:value="0.001">
            <text:p>0,001</text:p>
          </table:table-cell>
          <table:table-cell table:style-name="ce20" table:formula="of:=[.C4]/3.3" office:value-type="float" office:value="1">
            <text:p>1,000</text:p>
          </table:table-cell>
          <table:table-cell table:style-name="ce9" office:value-type="float" office:value="4095">
            <text:p>409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>
            <text:p>R1</text:p>
          </table:table-cell>
          <table:table-cell office:value-type="float" office:value="1200">
            <text:p>1200</text:p>
          </table:table-cell>
          <table:table-cell table:number-columns-repeated="7"/>
        </table:table-row>
        <table:table-row table:style-name="ro1">
          <table:table-cell table:style-name="ce3" office:value-type="string">
            <text:p>R2</text:p>
          </table:table-cell>
          <table:table-cell office:value-type="float" office:value="3300">
            <text:p>3300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8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table:number-columns-spanned="5" table:number-rows-spanned="11">
            <text:p>Sensor mesure only pressure above the atmospheric pressure (&gt; 1 bar)</text:p>
            <text:p/>
            <text:p>1 Bar = 100 000 Pa = 14.5038 Psi = 0.90V</text:p>
          </table:table-cell>
          <table:covered-table-cell table:number-columns-repeated="4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table:number-columns-spanned="4" table:number-rows-spanned="1">
            <text:p>Simulation</text:p>
          </table:table-cell>
          <table:covered-table-cell table:style-name="ce9"/>
          <table:covered-table-cell table:style-name="ce6"/>
          <table:covered-table-cell table:style-name="ce16"/>
          <table:table-cell table:number-columns-repeated="5"/>
        </table:table-row>
        <table:table-row table:style-name="ro1">
          <table:table-cell table:style-name="ce5" office:value-type="string">
            <text:p>Bosch (PSI)</text:p>
          </table:table-cell>
          <table:table-cell table:style-name="ce5" office:value-type="string">
            <text:p>Bosch (V)</text:p>
          </table:table-cell>
          <table:table-cell table:style-name="ce12" office:value-type="string">
            <text:p>Vout</text:p>
          </table:table-cell>
          <table:table-cell table:style-name="ce17" office:value-type="string">
            <text:p>Espruino</text:p>
          </table:table-cell>
          <table:table-cell table:number-columns-repeated="5"/>
        </table:table-row>
        <table:table-row table:style-name="ro1">
          <table:table-cell table:style-name="ce6" table:formula="of:=([.B24]-[.$B$49])/[.$B$48]" office:value-type="float" office:value="0">
            <text:p>0,00</text:p>
          </table:table-cell>
          <table:table-cell table:style-name="ce9" office:value-type="float" office:value="0.5">
            <text:p>0,5</text:p>
          </table:table-cell>
          <table:table-cell table:style-name="ce6" table:formula="of:=([.B24]*[.$B$7])/([.$B$6]+[.$B$7])" office:value-type="float" office:value="0.366666666666667">
            <text:p>0,37</text:p>
          </table:table-cell>
          <table:table-cell table:style-name="ce18" table:formula="of:=[.C24]/3.3" office:value-type="float" office:value="0.111111111111111">
            <text:p>0,11111</text:p>
          </table:table-cell>
          <table:table-cell/>
          <table:table-cell table:style-name="ce15"/>
          <table:table-cell table:number-columns-repeated="2"/>
          <table:table-cell>
            <draw:frame table:end-cell-address="Feuille1.V41" table:end-x="2.231cm" table:end-y="0.375cm" draw:z-index="1" draw:style-name="gr1" draw:text-style-name="P1" svg:width="31.558cm" svg:height="7.644cm" svg:x="0.029cm" svg:y="0.409cm">
              <draw:object draw:notify-on-update-of-ranges="Feuille1.A3:Feuille1.A4 Feuille1.C2:Feuille1.C2 Feuille1.C3:Feuille1.C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6" table:formula="of:=([.B25]-[.$B$49])/[.$B$48]" office:value-type="float" office:value="9.0625">
            <text:p>9,06</text:p>
          </table:table-cell>
          <table:table-cell table:style-name="ce9" office:value-type="float" office:value="0.75">
            <text:p>0,75</text:p>
          </table:table-cell>
          <table:table-cell table:style-name="ce6" table:formula="of:=([.B25]*[.$B$7])/([.$B$6]+[.$B$7])" office:value-type="float" office:value="0.55">
            <text:p>0,55</text:p>
          </table:table-cell>
          <table:table-cell table:style-name="ce18" table:formula="of:=[.C25]/3.3" office:value-type="float" office:value="0.166666666666667">
            <text:p>0,16667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26]-[.$B$49])/[.$B$48]" office:value-type="float" office:value="18.125">
            <text:p>18,13</text:p>
          </table:table-cell>
          <table:table-cell table:style-name="ce9" office:value-type="float" office:value="1">
            <text:p>1</text:p>
          </table:table-cell>
          <table:table-cell table:style-name="ce6" table:formula="of:=([.B26]*[.$B$7])/([.$B$6]+[.$B$7])" office:value-type="float" office:value="0.733333333333333">
            <text:p>0,73</text:p>
          </table:table-cell>
          <table:table-cell table:style-name="ce18" table:formula="of:=[.C26]/3.3" office:value-type="float" office:value="0.222222222222222">
            <text:p>0,22222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27]-[.$B$49])/[.$B$48]" office:value-type="float" office:value="27.1875">
            <text:p>27,19</text:p>
          </table:table-cell>
          <table:table-cell table:style-name="ce9" office:value-type="float" office:value="1.25">
            <text:p>1,25</text:p>
          </table:table-cell>
          <table:table-cell table:style-name="ce6" table:formula="of:=([.B27]*[.$B$7])/([.$B$6]+[.$B$7])" office:value-type="float" office:value="0.916666666666667">
            <text:p>0,92</text:p>
          </table:table-cell>
          <table:table-cell table:style-name="ce18" table:formula="of:=[.C27]/3.3" office:value-type="float" office:value="0.277777777777778">
            <text:p>0,27778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28]-[.$B$49])/[.$B$48]" office:value-type="float" office:value="36.25">
            <text:p>36,25</text:p>
          </table:table-cell>
          <table:table-cell table:style-name="ce9" office:value-type="float" office:value="1.5">
            <text:p>1,5</text:p>
          </table:table-cell>
          <table:table-cell table:style-name="ce6" table:formula="of:=([.B28]*[.$B$7])/([.$B$6]+[.$B$7])" office:value-type="float" office:value="1.1">
            <text:p>1,10</text:p>
          </table:table-cell>
          <table:table-cell table:style-name="ce18" table:formula="of:=[.C28]/3.3" office:value-type="float" office:value="0.333333333333333">
            <text:p>0,33333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29]-[.$B$49])/[.$B$48]" office:value-type="float" office:value="45.3125">
            <text:p>45,31</text:p>
          </table:table-cell>
          <table:table-cell table:style-name="ce9" office:value-type="float" office:value="1.75">
            <text:p>1,75</text:p>
          </table:table-cell>
          <table:table-cell table:style-name="ce6" table:formula="of:=([.B29]*[.$B$7])/([.$B$6]+[.$B$7])" office:value-type="float" office:value="1.28333333333333">
            <text:p>1,28</text:p>
          </table:table-cell>
          <table:table-cell table:style-name="ce18" table:formula="of:=[.C29]/3.3" office:value-type="float" office:value="0.388888888888889">
            <text:p>0,38889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30]-[.$B$49])/[.$B$48]" office:value-type="float" office:value="54.375">
            <text:p>54,38</text:p>
          </table:table-cell>
          <table:table-cell table:style-name="ce9" office:value-type="float" office:value="2">
            <text:p>2</text:p>
          </table:table-cell>
          <table:table-cell table:style-name="ce6" table:formula="of:=([.B30]*[.$B$7])/([.$B$6]+[.$B$7])" office:value-type="float" office:value="1.46666666666667">
            <text:p>1,47</text:p>
          </table:table-cell>
          <table:table-cell table:style-name="ce18" table:formula="of:=[.C30]/3.3" office:value-type="float" office:value="0.444444444444444">
            <text:p>0,44444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31]-[.$B$49])/[.$B$48]" office:value-type="float" office:value="63.4375">
            <text:p>63,44</text:p>
          </table:table-cell>
          <table:table-cell table:style-name="ce9" office:value-type="float" office:value="2.25">
            <text:p>2,25</text:p>
          </table:table-cell>
          <table:table-cell table:style-name="ce6" table:formula="of:=([.B31]*[.$B$7])/([.$B$6]+[.$B$7])" office:value-type="float" office:value="1.65">
            <text:p>1,65</text:p>
          </table:table-cell>
          <table:table-cell table:style-name="ce18" table:formula="of:=[.C31]/3.3" office:value-type="float" office:value="0.5">
            <text:p>0,50000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32]-[.$B$49])/[.$B$48]" office:value-type="float" office:value="72.5">
            <text:p>72,50</text:p>
          </table:table-cell>
          <table:table-cell table:style-name="ce9" office:value-type="float" office:value="2.5">
            <text:p>2,5</text:p>
          </table:table-cell>
          <table:table-cell table:style-name="ce6" table:formula="of:=([.B32]*[.$B$7])/([.$B$6]+[.$B$7])" office:value-type="float" office:value="1.83333333333333">
            <text:p>1,83</text:p>
          </table:table-cell>
          <table:table-cell table:style-name="ce18" table:formula="of:=[.C32]/3.3" office:value-type="float" office:value="0.555555555555556">
            <text:p>0,55556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33]-[.$B$49])/[.$B$48]" office:value-type="float" office:value="81.5625">
            <text:p>81,56</text:p>
          </table:table-cell>
          <table:table-cell table:style-name="ce9" office:value-type="float" office:value="2.75">
            <text:p>2,75</text:p>
          </table:table-cell>
          <table:table-cell table:style-name="ce6" table:formula="of:=([.B33]*[.$B$7])/([.$B$6]+[.$B$7])" office:value-type="float" office:value="2.01666666666667">
            <text:p>2,02</text:p>
          </table:table-cell>
          <table:table-cell table:style-name="ce18" table:formula="of:=[.C33]/3.3" office:value-type="float" office:value="0.611111111111111">
            <text:p>0,61111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34]-[.$B$49])/[.$B$48]" office:value-type="float" office:value="90.625">
            <text:p>90,63</text:p>
          </table:table-cell>
          <table:table-cell table:style-name="ce9" office:value-type="float" office:value="3">
            <text:p>3</text:p>
          </table:table-cell>
          <table:table-cell table:style-name="ce6" table:formula="of:=([.B34]*[.$B$7])/([.$B$6]+[.$B$7])" office:value-type="float" office:value="2.2">
            <text:p>2,20</text:p>
          </table:table-cell>
          <table:table-cell table:style-name="ce18" table:formula="of:=[.C34]/3.3" office:value-type="float" office:value="0.666666666666667">
            <text:p>0,66667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35]-[.$B$49])/[.$B$48]" office:value-type="float" office:value="99.6875">
            <text:p>99,69</text:p>
          </table:table-cell>
          <table:table-cell table:style-name="ce9" office:value-type="float" office:value="3.25">
            <text:p>3,25</text:p>
          </table:table-cell>
          <table:table-cell table:style-name="ce6" table:formula="of:=([.B35]*[.$B$7])/([.$B$6]+[.$B$7])" office:value-type="float" office:value="2.38333333333333">
            <text:p>2,38</text:p>
          </table:table-cell>
          <table:table-cell table:style-name="ce18" table:formula="of:=[.C35]/3.3" office:value-type="float" office:value="0.722222222222222">
            <text:p>0,72222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36]-[.$B$49])/[.$B$48]" office:value-type="float" office:value="108.75">
            <text:p>108,75</text:p>
          </table:table-cell>
          <table:table-cell table:style-name="ce9" office:value-type="float" office:value="3.5">
            <text:p>3,5</text:p>
          </table:table-cell>
          <table:table-cell table:style-name="ce6" table:formula="of:=([.B36]*[.$B$7])/([.$B$6]+[.$B$7])" office:value-type="float" office:value="2.56666666666667">
            <text:p>2,57</text:p>
          </table:table-cell>
          <table:table-cell table:style-name="ce18" table:formula="of:=[.C36]/3.3" office:value-type="float" office:value="0.777777777777778">
            <text:p>0,77778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37]-[.$B$49])/[.$B$48]" office:value-type="float" office:value="117.8125">
            <text:p>117,81</text:p>
          </table:table-cell>
          <table:table-cell table:style-name="ce9" office:value-type="float" office:value="3.75">
            <text:p>3,75</text:p>
          </table:table-cell>
          <table:table-cell table:style-name="ce6" table:formula="of:=([.B37]*[.$B$7])/([.$B$6]+[.$B$7])" office:value-type="float" office:value="2.75">
            <text:p>2,75</text:p>
          </table:table-cell>
          <table:table-cell table:style-name="ce18" table:formula="of:=[.C37]/3.3" office:value-type="float" office:value="0.833333333333333">
            <text:p>0,83333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38]-[.$B$49])/[.$B$48]" office:value-type="float" office:value="126.875">
            <text:p>126,88</text:p>
          </table:table-cell>
          <table:table-cell table:style-name="ce9" office:value-type="float" office:value="4">
            <text:p>4</text:p>
          </table:table-cell>
          <table:table-cell table:style-name="ce6" table:formula="of:=([.B38]*[.$B$7])/([.$B$6]+[.$B$7])" office:value-type="float" office:value="2.93333333333333">
            <text:p>2,93</text:p>
          </table:table-cell>
          <table:table-cell table:style-name="ce18" table:formula="of:=[.C38]/3.3" office:value-type="float" office:value="0.888888888888889">
            <text:p>0,88889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39]-[.$B$49])/[.$B$48]" office:value-type="float" office:value="135.9375">
            <text:p>135,94</text:p>
          </table:table-cell>
          <table:table-cell table:style-name="ce9" office:value-type="float" office:value="4.25">
            <text:p>4,25</text:p>
          </table:table-cell>
          <table:table-cell table:style-name="ce6" table:formula="of:=([.B39]*[.$B$7])/([.$B$6]+[.$B$7])" office:value-type="float" office:value="3.11666666666667">
            <text:p>3,12</text:p>
          </table:table-cell>
          <table:table-cell table:style-name="ce18" table:formula="of:=[.C39]/3.3" office:value-type="float" office:value="0.944444444444444">
            <text:p>0,94444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style-name="ce6" table:formula="of:=([.B40]-[.$B$49])/[.$B$48]" office:value-type="float" office:value="145">
            <text:p>145,00</text:p>
          </table:table-cell>
          <table:table-cell table:style-name="ce9" office:value-type="float" office:value="4.5">
            <text:p>4,5</text:p>
          </table:table-cell>
          <table:table-cell table:style-name="ce6" table:formula="of:=([.B40]*[.$B$7])/([.$B$6]+[.$B$7])" office:value-type="float" office:value="3.3">
            <text:p>3,30</text:p>
          </table:table-cell>
          <table:table-cell table:style-name="ce18" table:formula="of:=[.C40]/3.3" office:value-type="float" office:value="1">
            <text:p>1,00000</text:p>
          </table:table-cell>
          <table:table-cell/>
          <table:table-cell table:style-name="ce15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>
            <text:p>Xa</text:p>
          </table:table-cell>
          <table:table-cell table:style-name="ce7" office:value-type="string">
            <text:p>Ya</text:p>
          </table:table-cell>
          <table:table-cell table:style-name="ce7" office:value-type="string">
            <text:p>Xb</text:p>
          </table:table-cell>
          <table:table-cell table:style-name="ce7" office:value-type="string">
            <text:p>Yb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4.5">
            <text:p>4,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>
            <text:p>a</text:p>
          </table:table-cell>
          <table:table-cell table:formula="of:=([.D46]-[.B46])/([.C46]-[.A46])" office:value-type="float" office:value="0.0275862068965517">
            <text:p>0,0275862069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>
            <text:p>b</text:p>
          </table:table-cell>
          <table:table-cell table:formula="of:=[.B46]-[.B48]*[.A46]" office:value-type="float" office:value="0.5">
            <text:p>0,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>
            <text:p>Y pour 14,5038 PSI</text:p>
          </table:table-cell>
          <table:table-cell table:formula="of:=14.5038*[.$B$48]+[.$B$49]" office:value-type="float" office:value="0.900104827586207">
            <text:p>0,9001048276</text:p>
          </table:table-cell>
          <table:table-cell table:style-name="Default" table:number-columns-repeated="2"/>
          <table:table-cell table:number-columns-repeated="5"/>
        </table:table-row>
        <table:table-row table:style-name="ro1" table:number-rows-repeated="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104850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7">07/07/2024</text:date>, <text:time>00:3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my Armani</meta:initial-creator>
    <meta:creation-date>2023-05-13T10:35:29.66</meta:creation-date>
    <dc:date>2024-07-07T00:38:06.79</dc:date>
    <dc:creator>Jimmy Armani</dc:creator>
    <meta:editing-duration>PT8H46M13S</meta:editing-duration>
    <meta:editing-cycles>11</meta:editing-cycles>
    <meta:generator>OpenOffice/4.1.14$Win32 OpenOffice.org_project/4114m1$Build-9811</meta:generator>
    <meta:document-statistic meta:table-count="3" meta:cell-count="1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31cm" svg:height="9.512cm" xlink:href=".." xlink:type="simple" chart:class="chart:line" chart:style-name="ch1">
        <chart:title svg:x="11.448cm" svg:y="0.326cm" chart:style-name="ch2">
          <text:p>Evolution en V de la sonde selon la pression</text:p>
        </chart:title>
        <chart:plot-area chart:style-name="ch3" table:cell-range-address="Feuille1.A2:Feuille1.B4" chart:data-source-has-labels="both" svg:x="1.08cm" svg:y="1.675cm" svg:width="29.191cm" svg:height="7.227cm">
          <chartooo:coordinate-region svg:x="1.807cm" svg:y="1.887cm" svg:width="28.184cm" svg:height="6.342cm"/>
          <chart:axis chart:dimension="x" chart:name="primary-x" chart:style-name="ch4" chartooo:axis-type="auto">
            <chartooo:date-scale/>
            <chart:categories table:cell-range-address="Feuille1.A3:Feuille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4" chart:label-cell-address="Feuille1.B2:Feuille1.B2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3:Feuille1.A4</svg:desc>
                </draw:g>
              </table:table-cell>
              <table:table-cell office:value-type="float" office:value="0.5">
                <text:p>0.5</text:p>
                <draw:g>
                  <svg:desc>Feuille1.B3:Feuille1.B4</svg:desc>
                </draw:g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9cm" svg:height="7.645cm" xlink:href=".." xlink:type="simple" chart:class="chart:line" chart:style-name="ch1">
        <chart:title svg:x="11.568cm" svg:y="0.288cm" chart:style-name="ch2">
          <text:p>Evolution de l'entrée ADC selon la pression</text:p>
        </chart:title>
        <chart:plot-area chart:style-name="ch3" table:cell-range-address="Feuille1.A3:Feuille1.A4 Feuille1.C2:Feuille1.C4" chart:data-source-has-labels="both" svg:x="1.081cm" svg:y="1.523cm" svg:width="29.216cm" svg:height="5.55cm">
          <chartooo:coordinate-region svg:x="1.993cm" svg:y="1.735cm" svg:width="28.024cm" svg:height="4.665cm"/>
          <chart:axis chart:dimension="x" chart:name="primary-x" chart:style-name="ch4" chartooo:axis-type="auto">
            <chartooo:date-scale/>
            <chart:categories table:cell-range-address="Feuille1.A3:Feuille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4" chart:label-cell-address="Feuille1.C2:Feuille1.C2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3:Feuille1.A4</svg:desc>
                </draw:g>
              </table:table-cell>
              <table:table-cell office:value-type="float" office:value="0.366666666666667">
                <text:p>0.366666666666667</text:p>
                <draw:g>
                  <svg:desc>Feuille1.C3:Feuille1.C4</svg:desc>
                </draw:g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